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“Word” that probably appears in no or few files on most computers:</text:p>
      <text:p text:style-name="Normal">ugrisakriich</text:p>
      <text:p text:style-name="Normal"/>
      <text:p text:style-name="Normal">Created using:</text:p>
      <text:p text:style-name="Normal">Microsoft Word for Mac</text:p>
      <text:p text:style-name="Normal">Version 16.9 (180116)</text:p>
      <text:p text:style-name="Normal"/>
      <text:p text:style-name="Normal">Created using the program above using “Save As” with the format choice below:</text:p>
      <text:p text:style-name="Normal">OpenDocument Text<text:s/>(.odt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Microsoft Office User</dc:creator>
    <meta:creation-date>2018-06-17T22:00:00Z</meta:creation-date>
    <dc:date>2018-06-17T22:00:00Z</dc:date>
    <meta:template xlink:href="MS-Word-for-Mac-version-16.9-OpenDocument-Text-odt.odt" xlink:type="simple"/>
    <meta:editing-cycles>2</meta:editing-cycles>
    <meta:editing-duration>PT0S</meta:editing-duration>
    <meta:document-statistic meta:page-count="1" meta:paragraph-count="1" meta:word-count="36" meta:character-count="244" meta:row-count="1" meta:non-whitespace-character-count="209"/>
  </office:meta>
</office:document-meta>
</file>